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automatic-styles>
    <style:style style:name="P1" style:family="paragraph" style:parent-style-name="Standard">
      <style:text-properties officeooo:paragraph-rsid="0021a36f"/>
    </style:style>
    <style:style style:name="P2" style:family="paragraph" style:parent-style-name="Standard">
      <style:text-properties officeooo:paragraph-rsid="0021b3cf"/>
    </style:style>
    <style:style style:name="P3" style:family="paragraph" style:parent-style-name="Standard">
      <style:text-properties officeooo:paragraph-rsid="0026ca9c"/>
    </style:style>
    <style:style style:name="P4" style:family="paragraph" style:parent-style-name="Standard">
      <style:text-properties officeooo:paragraph-rsid="00278516"/>
    </style:style>
    <style:style style:name="P5" style:family="paragraph" style:parent-style-name="Standard">
      <style:text-properties officeooo:paragraph-rsid="0027ea4f"/>
    </style:style>
    <style:style style:name="P6" style:family="paragraph" style:parent-style-name="Standard">
      <style:text-properties officeooo:paragraph-rsid="0021a36f"/>
    </style:style>
    <style:style style:name="P7" style:family="paragraph" style:parent-style-name="Standard">
      <style:text-properties officeooo:paragraph-rsid="00296350"/>
    </style:style>
    <style:style style:name="P8" style:family="paragraph" style:parent-style-name="Standard">
      <style:text-properties officeooo:paragraph-rsid="002c6a27"/>
    </style:style>
    <style:style style:name="T1" style:family="text">
      <style:text-properties style:font-name="Segoe UI"/>
    </style:style>
    <style:style style:name="T2" style:family="text">
      <style:text-properties style:font-name="Segoe UI" officeooo:rsid="001b262b"/>
    </style:style>
    <style:style style:name="T3" style:family="text">
      <style:text-properties style:font-name="Segoe UI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96350" style:font-style-asian="italic" style:font-style-complex="italic"/>
    </style:style>
    <style:style style:name="T6" style:family="text">
      <style:text-properties officeooo:rsid="001e09e9"/>
    </style:style>
    <style:style style:name="T7" style:family="text">
      <style:text-properties officeooo:rsid="001fa336"/>
    </style:style>
    <style:style style:name="T8" style:family="text">
      <style:text-properties officeooo:rsid="0021bbd2"/>
    </style:style>
    <style:style style:name="T9" style:family="text">
      <style:text-properties officeooo:rsid="00257d79"/>
    </style:style>
    <style:style style:name="T10" style:family="text">
      <style:text-properties officeooo:rsid="0026ca9c"/>
    </style:style>
    <style:style style:name="T11" style:family="text">
      <style:text-properties officeooo:rsid="002c6a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extures</text:h>
      <text:p text:style-name="P2">ambientCG.com, <text:span text:style-name="T6">202</text:span><text:span text:style-name="T8">3</text:span><text:span text:style-name="T6">. </text:span><text:span text:style-name="T4">Concrete 043 B </text:span><text:span text:style-name="T7">(</text:span><text:a xlink:type="simple" xlink:href="https://ambientcg.com/view?id=Concrete043B" text:style-name="Internet_20_link" text:visited-style-name="Visited_20_Internet_20_Link"><text:span text:style-name="T7">https://ambientcg.com/view?id=Concrete043B</text:span></text:a><text:span text:style-name="T7">)</text:span></text:p>
      <text:p text:style-name="P1">Creative Commons CC0 1.0 Universal License</text:p>
      <text:p text:style-name="P1"/>
      <text:p text:style-name="P8">ambientCG.com, <text:span text:style-name="T6">2022. </text:span><text:span text:style-name="T4">Ground 051 </text:span><text:span text:style-name="T7">(</text:span><text:a xlink:type="simple" xlink:href="https://ambientcg.com/view?id=Ground051" text:style-name="Internet_20_link" text:visited-style-name="Visited_20_Internet_20_Link"><text:span text:style-name="T7">https://ambientcg.com/view?id=Ground051</text:span></text:a><text:span text:style-name="T7">)</text:span></text:p>
      <text:p text:style-name="P8">Creative Commons CC0 1.0 Universal License</text:p>
      <text:p text:style-name="P1"/>
      <text:p text:style-name="P5">ambientCG.com, <text:span text:style-name="T6">202</text:span><text:span text:style-name="T8">3</text:span><text:span text:style-name="T6">. </text:span><text:span text:style-name="T4">Metal 023 </text:span><text:span text:style-name="T7">(</text:span><text:a xlink:type="simple" xlink:href="https://ambientcg.com/view?id=Metal023" text:style-name="Internet_20_link" text:visited-style-name="Visited_20_Internet_20_Link"><text:span text:style-name="T7">https://ambientcg.com/view?id=Metal023</text:span></text:a><text:span text:style-name="T7">)</text:span></text:p>
      <text:p text:style-name="P4">Creative Commons CC0 1.0 Universal License</text:p>
      <text:p text:style-name="P1"/>
      <text:p text:style-name="P7">ambientCG.com, <text:span text:style-name="T11">2020</text:span><text:span text:style-name="T6">. </text:span><text:span text:style-name="T4">Rock 0</text:span><text:span text:style-name="T5">33</text:span><text:span text:style-name="T4"> </text:span><text:span text:style-name="T7">(</text:span><text:a xlink:type="simple" xlink:href="https://ambientcg.com/view?id=Rock033" text:style-name="Internet_20_link" text:visited-style-name="Visited_20_Internet_20_Link"><text:span text:style-name="T7">https://ambientcg.com/view?id=Rock033</text:span></text:a><text:span text:style-name="T7">)</text:span></text:p>
      <text:p text:style-name="P1">Creative Commons CC0 1.0 Universal License</text:p>
      <text:p text:style-name="P1"/>
      <text:p text:style-name="P7">ambientCG.com, <text:span text:style-name="T6">2022. </text:span><text:span text:style-name="T4">Rock 050 </text:span><text:span text:style-name="T7">(</text:span><text:a xlink:type="simple" xlink:href="https://ambientcg.com/view?id=Rock050" text:style-name="Internet_20_link" text:visited-style-name="Visited_20_Internet_20_Link"><text:span text:style-name="T7">https://ambientcg.com/view?id=Rock050</text:span></text:a><text:span text:style-name="T7">)</text:span></text:p>
      <text:p text:style-name="P7">Creative Commons CC0 1.0 Universal License</text:p>
      <text:p text:style-name="Standard"/>
      <text:h text:style-name="Heading_20_3" text:outline-level="3">Models</text:h>
      <text:p text:style-name="Standard"><text:span text:style-name="T1">Dreyx, </text:span><text:span text:style-name="T2">2020. </text:span><text:span text:style-name="T3">Rocks Low Poly Starter Pack</text:span><text:span text:style-name="T1"> </text:span><text:span text:style-name="T2">(</text:span><text:a xlink:type="simple" xlink:href="https://sketchfab.com/3d-models/rocks-low-poly-starter-pack-2a362c908b1047539b1f4f5d78d30b4e" text:style-name="Internet_20_link" text:visited-style-name="Visited_20_Internet_20_Link"><text:span text:style-name="T1">https://sketchfab.com/3d-models/rocks-low-poly-starter-pack-2a362c908b1047539b1f4f5d78d30b4e</text:span></text:a><text:span text:style-name="T2">)</text:span></text:p>
      <text:p text:style-name="Standard">CC <text:span text:style-name="T10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p text:style-name="Standard">KIFIR, <text:span text:style-name="T9">2019. Factory Low-Poly (</text:span><text:a xlink:type="simple" xlink:href="https://sketchfab.com/3d-models/factory-low-poly-7d3bc4d7ce6d48d9986a664d48f3cca1" text:style-name="Internet_20_link" text:visited-style-name="Visited_20_Internet_20_Link"><text:span text:style-name="T9">https://sketchfab.com/3d-models/factory-low-poly-7d3bc4d7ce6d48d9986a664d48f3cca1</text:span></text:a><text:span text:style-name="T9">)</text:span></text:p>
      <text:p text:style-name="P3">CC <text:span text:style-name="T10">BY</text:span> 4.0: <text:a xlink:type="simple" xlink:href="https://creativecommons.org/licenses/by/4.0/" text:style-name="Internet_20_link" text:visited-style-name="Visited_20_Internet_20_Link">https://creativecommons.org/licenses/by/4.0/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pitch="variable" officeooo:rsid="0018d57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Segoe UI" fo:font-family="'Segoe UI'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3:01:25.476471635</meta:creation-date>
    <meta:generator>LibreOffice/7.3.7.2$Linux_X86_64 LibreOffice_project/30$Build-2</meta:generator>
    <dc:date>2024-05-15T18:39:01.099155473</dc:date>
    <meta:editing-duration>PT17M38S</meta:editing-duration>
    <meta:editing-cycles>19</meta:editing-cycles>
    <meta:document-statistic meta:table-count="0" meta:image-count="0" meta:object-count="0" meta:page-count="1" meta:paragraph-count="16" meta:word-count="79" meta:character-count="944" meta:non-whitespace-character-count="881"/>
  </office:meta>
</office:document-meta>
</file>